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>
      <style:text-properties officeooo:rsid="001f41d7" officeooo:paragraph-rsid="001f41d7"/>
    </style:style>
    <style:style style:name="P2" style:family="paragraph" style:parent-style-name="Text_20_body" style:list-style-name="L2">
      <style:text-properties officeooo:paragraph-rsid="001f41d7"/>
    </style:style>
    <style:style style:name="P3" style:family="paragraph" style:parent-style-name="Text_20_body" style:list-style-name="L2">
      <style:text-properties officeooo:rsid="001f8c9a" officeooo:paragraph-rsid="001f8c9a"/>
    </style:style>
    <style:style style:name="P4" style:family="paragraph" style:parent-style-name="Text_20_body">
      <style:text-properties officeooo:rsid="001f8c9a" officeooo:paragraph-rsid="001f8c9a"/>
    </style:style>
    <style:style style:name="P5" style:family="paragraph" style:parent-style-name="Text_20_body" style:list-style-name="L2">
      <style:text-properties officeooo:rsid="0020a53d" officeooo:paragraph-rsid="0020a53d"/>
    </style:style>
    <style:style style:name="P6" style:family="paragraph" style:parent-style-name="Text_20_body" style:list-style-name="L2">
      <style:text-properties officeooo:rsid="0023b119" officeooo:paragraph-rsid="0023b119"/>
    </style:style>
    <style:style style:name="P7" style:family="paragraph" style:parent-style-name="Title">
      <style:text-properties officeooo:rsid="001f41d7" officeooo:paragraph-rsid="001f41d7"/>
    </style:style>
    <style:style style:name="T1" style:family="text">
      <style:text-properties officeooo:rsid="001f41d7"/>
    </style:style>
    <style:style style:name="T2" style:family="text">
      <style:text-properties officeooo:rsid="0020a53d"/>
    </style:style>
    <style:style style:name="T3" style:family="text">
      <style:text-properties officeooo:rsid="0023b1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feree – gear s2</text:p>
      <text:h text:style-name="Heading_20_3" text:outline-level="3"><text:span text:style-name="T1">F</text:span>eature <text:span text:style-name="T1">list</text:span></text:h>
      <text:list xml:id="list6112976467940873912" text:style-name="L2">
        <text:list-item>
          <text:p text:style-name="P3">Einstellungen</text:p>
          <text:list>
            <text:list-item>
              <text:p text:style-name="P6">Schiedsrichter oder Linienrichter</text:p>
            </text:list-item>
            <text:list-item>
              <text:p text:style-name="P3">Spielmodi wechsel</text:p>
              <text:list>
                <text:list-item>
                  <text:p text:style-name="P3">7er</text:p>
                </text:list-item>
                <text:list-item>
                  <text:p text:style-name="P3">15er</text:p>
                </text:list-item>
                <text:list-item>
                  <text:p text:style-name="P3">custom (Einstellung von Spielzeit, gelbe karten Zeit, Anzahl der Spieler, Erhöhungen [ja/nein])</text:p>
                </text:list-item>
              </text:list>
            </text:list-item>
          </text:list>
        </text:list-item>
        <text:list-item>
          <text:p text:style-name="P3">Widget auf Startbildschirm</text:p>
          <text:list>
            <text:list-item>
              <text:p text:style-name="P5">Errinerung an das nächste Spiel</text:p>
            </text:list-item>
          </text:list>
        </text:list-item>
        <text:list-item>
          <text:p text:style-name="P6">eventuelle Sprachaufnahmen für Notizen nach dem Spiel damit man sich verbessern kann.</text:p>
        </text:list-item>
        <text:list-item>
          <text:p text:style-name="P5">Checklist anzeigen ob man alles dabei hat</text:p>
          <text:list>
            <text:list-item>
              <text:p text:style-name="P5">basics</text:p>
              <text:list>
                <text:list-item>
                  <text:p text:style-name="P5">Pfeife</text:p>
                </text:list-item>
                <text:list-item>
                  <text:p text:style-name="P5">Uhr</text:p>
                </text:list-item>
                <text:list-item>
                  <text:p text:style-name="P5">Schuhe</text:p>
                </text:list-item>
                <text:list-item>
                  <text:p text:style-name="P5">Kleidung</text:p>
                </text:list-item>
                <text:list-item>
                  <text:p text:style-name="P5">usw...</text:p>
                </text:list-item>
              </text:list>
            </text:list-item>
            <text:list-item>
              <text:p text:style-name="P5">nice to have</text:p>
              <text:list>
                <text:list-item>
                  <text:p text:style-name="P5">Diese App</text:p>
                </text:list-item>
                <text:list-item>
                  <text:p text:style-name="P5">Fahnen</text:p>
                </text:list-item>
                <text:list-item>
                  <text:p text:style-name="P5">usw...</text:p>
                </text:list-item>
              </text:list>
            </text:list-item>
          </text:list>
        </text:list-item>
        <text:list-item>
          <text:p text:style-name="P3">Vor dem Spiel</text:p>
          <text:list>
            <text:list-item>
              <text:p text:style-name="P3">wer hat ankick (auch Anzeige während der Halbzeit)</text:p>
            </text:list-item>
            <text:list-item>
              <text:p text:style-name="P3">Teams eingeben</text:p>
            </text:list-item>
          </text:list>
        </text:list-item>
        <text:list-item>
          <text:p text:style-name="P2"><text:span text:style-name="T1">Zeit</text:span></text:p>
          <text:list>
            <text:list-item>
              <text:p text:style-name="P2"><text:span text:style-name="T1">hoch sowie runterzählen</text:span></text:p>
            </text:list-item>
            <text:list-item>
              <text:p text:style-name="P1">Vibration bei 0:00</text:p>
            </text:list-item>
            <text:list-item>
              <text:p text:style-name="P1">In minus Bereich gehen wenn bei 0:00</text:p>
            </text:list-item>
            <text:list-item>
              <text:p text:style-name="P1">gelbe-karten timer</text:p>
            </text:list-item>
          </text:list>
        </text:list-item>
        <text:list-item>
          <text:p text:style-name="P1">Punkte</text:p>
          <text:list>
            <text:list-item>
              <text:p text:style-name="P1">zusammenzählen der Punkte</text:p>
              <text:list>
                <text:list-item>
                  <text:p text:style-name="P1">tries + conversions + penalties</text:p>
                </text:list-item>
              </text:list>
            </text:list-item>
            <text:list-item>
              <text:p text:style-name="P1">2 <text:s/>Buttons</text:p>
              <text:list>
                <text:list-item>
                  <text:p text:style-name="P1"><text:soft-page-break/>Versuche</text:p>
                  <text:list>
                    <text:list-item>
                      <text:p text:style-name="P1">Erhöht (ja/nein Abfrage)</text:p>
                    </text:list-item>
                  </text:list>
                </text:list-item>
                <text:list-item>
                  <text:p text:style-name="P1">Penalties / Drop Goals</text:p>
                </text:list-item>
              </text:list>
            </text:list-item>
          </text:list>
        </text:list-item>
        <text:list-item>
          <text:p text:style-name="P1">Strafen <text:span text:style-name="T2">(mit Nachfrage welche Nummer [simple 1-2 stellige Zahlen eingabe welche man <text:s/>ein weiteres mal bestätigen muss] )</text:span></text:p>
          <text:list>
            <text:list-item>
              <text:p text:style-name="P5">Gelbe Karte</text:p>
              <text:list>
                <text:list-item>
                  <text:p text:style-name="P5">Timer geht an</text:p>
                </text:list-item>
              </text:list>
            </text:list-item>
            <text:list-item>
              <text:p text:style-name="P5">Rote Karte</text:p>
              <text:list>
                <text:list-item>
                  <text:p text:style-name="P5">Nach dem Spiel Errinerung, dass man ein Bericht schreiben muss</text:p>
                </text:list-item>
              </text:list>
            </text:list-item>
          </text:list>
        </text:list-item>
        <text:list-item>
          <text:p text:style-name="P1">Statistiken (für ältere Spiele auch am Handy)</text:p>
          <text:list>
            <text:list-item>
              <text:p text:style-name="P1">aktuelles Spiel</text:p>
              <text:list>
                <text:list-item>
                  <text:p text:style-name="P1">Zeit immer auf dem Display</text:p>
                </text:list-item>
              </text:list>
            </text:list-item>
            <text:list-item>
              <text:p text:style-name="P1">letzte Spiele</text:p>
              <text:list>
                <text:list-item>
                  <text:p text:style-name="P1">Spielzeit</text:p>
                </text:list-item>
                <text:list-item>
                  <text:p text:style-name="P1">Unterbrechungen</text:p>
                </text:list-item>
                <text:list-item>
                  <text:p text:style-name="P1">Punkte (wann diese gemacht wurden)</text:p>
                </text:list-item>
                <text:list-item>
                  <text:p text:style-name="P3">Art des Spieles (7er, 15er, custom)</text:p>
                </text:list-item>
                <text:list-item>
                  <text:p text:style-name="P5">karten für wen und w<text:span text:style-name="T3">eshalb</text:span></text:p>
                </text:list-item>
                <text:list-item>
                  <text:p text:style-name="P6">eventuelles abspielen von Aufnahmen</text:p>
                </text:list-item>
              </text:list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7S</meta:editing-duration>
    <meta:editing-cycles>4</meta:editing-cycles>
    <meta:generator>LibreOffice/5.1.5.2$Windows_x86 LibreOffice_project/7a864d8825610a8c07cfc3bc01dd4fce6a9447e5</meta:generator>
    <dc:date>2016-12-27T04:33:57.826000000</dc:date>
    <meta:document-statistic meta:table-count="0" meta:image-count="0" meta:object-count="0" meta:page-count="2" meta:paragraph-count="52" meta:word-count="236" meta:character-count="1316" meta:non-whitespace-character-count="1179"/>
    <meta:user-defined meta:name="Info 1"/>
    <meta:user-defined meta:name="Info 2"/>
    <meta:user-defined meta:name="Info 3"/>
    <meta:user-defined meta:name="Info 4"/>
  </office:meta>
</office:document-meta>
</file>